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2.0689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725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ipe overhead </text:p>
          </table:table-cell>
          <table:table-cell office:value-type="string" calcext:value-type="string">
            <text:p>2 Process Context Switch</text:p>
          </table:table-cell>
          <table:table-cell office:value-type="string" calcext:value-type="string">
            <text:p>4 Process Context Switch</text:p>
          </table:table-cell>
          <table:table-cell office:value-type="string" calcext:value-type="string">
            <text:p>8 Process Context Switch</text:p>
          </table:table-cell>
          <table:table-cell office:value-type="string" calcext:value-type="string">
            <text:p>16 Process Context Switch</text:p>
          </table:table-cell>
          <table:table-cell office:value-type="string" calcext:value-type="string">
            <text:p>Thread Context Switch</text:p>
          </table:table-cell>
        </table:table-row>
        <table:table-row table:style-name="ro1">
          <table:table-cell office:value-type="float" office:value="2607.349365" calcext:value-type="float">
            <text:p>2607.349365</text:p>
          </table:table-cell>
          <table:table-cell office:value-type="float" office:value="79972.179688" calcext:value-type="float">
            <text:p>79972.179688</text:p>
          </table:table-cell>
          <table:table-cell office:value-type="float" office:value="427285.375" calcext:value-type="float">
            <text:p>427285.375</text:p>
          </table:table-cell>
          <table:table-cell office:value-type="float" office:value="577412.8125" calcext:value-type="float">
            <text:p>577412.8125</text:p>
          </table:table-cell>
          <table:table-cell/>
          <table:table-cell office:value-type="float" office:value="24700.261719" calcext:value-type="float">
            <text:p>24700.261719</text:p>
          </table:table-cell>
        </table:table-row>
        <table:table-row table:style-name="ro1">
          <table:table-cell office:value-type="float" office:value="2622.403076" calcext:value-type="float">
            <text:p>2622.403076</text:p>
          </table:table-cell>
          <table:table-cell office:value-type="float" office:value="81680.179688" calcext:value-type="float">
            <text:p>81680.179688</text:p>
          </table:table-cell>
          <table:table-cell office:value-type="float" office:value="363764.375" calcext:value-type="float">
            <text:p>363764.375</text:p>
          </table:table-cell>
          <table:table-cell office:value-type="float" office:value="472172.8125" calcext:value-type="float">
            <text:p>472172.8125</text:p>
          </table:table-cell>
          <table:table-cell/>
          <table:table-cell office:value-type="float" office:value="23949.574219" calcext:value-type="float">
            <text:p>23949.574219</text:p>
          </table:table-cell>
        </table:table-row>
        <table:table-row table:style-name="ro1">
          <table:table-cell office:value-type="float" office:value="2577.223877" calcext:value-type="float">
            <text:p>2577.223877</text:p>
          </table:table-cell>
          <table:table-cell office:value-type="float" office:value="91859.179688" calcext:value-type="float">
            <text:p>91859.179688</text:p>
          </table:table-cell>
          <table:table-cell office:value-type="float" office:value="400493.375" calcext:value-type="float">
            <text:p>400493.375</text:p>
          </table:table-cell>
          <table:table-cell office:value-type="float" office:value="435889.8125" calcext:value-type="float">
            <text:p>435889.8125</text:p>
          </table:table-cell>
          <table:table-cell/>
          <table:table-cell office:value-type="float" office:value="22259.082031" calcext:value-type="float">
            <text:p>22259.082031</text:p>
          </table:table-cell>
        </table:table-row>
        <table:table-row table:style-name="ro1">
          <table:table-cell office:value-type="float" office:value="2592.044922" calcext:value-type="float">
            <text:p>2592.044922</text:p>
          </table:table-cell>
          <table:table-cell office:value-type="float" office:value="91301.179688" calcext:value-type="float">
            <text:p>91301.179688</text:p>
          </table:table-cell>
          <table:table-cell office:value-type="float" office:value="433103.375" calcext:value-type="float">
            <text:p>433103.375</text:p>
          </table:table-cell>
          <table:table-cell office:value-type="float" office:value="522915.8125" calcext:value-type="float">
            <text:p>522915.8125</text:p>
          </table:table-cell>
          <table:table-cell/>
          <table:table-cell office:value-type="float" office:value="24840.914062" calcext:value-type="float">
            <text:p>24840.914062</text:p>
          </table:table-cell>
        </table:table-row>
        <table:table-row table:style-name="ro1">
          <table:table-cell office:value-type="float" office:value="2644.778564" calcext:value-type="float">
            <text:p>2644.778564</text:p>
          </table:table-cell>
          <table:table-cell office:value-type="float" office:value="102813.179688" calcext:value-type="float">
            <text:p>102813.179688</text:p>
          </table:table-cell>
          <table:table-cell office:value-type="float" office:value="412066.375" calcext:value-type="float">
            <text:p>412066.375</text:p>
          </table:table-cell>
          <table:table-cell office:value-type="float" office:value="381209.8125" calcext:value-type="float">
            <text:p>381209.8125</text:p>
          </table:table-cell>
          <table:table-cell/>
          <table:table-cell office:value-type="float" office:value="3439.486328" calcext:value-type="float">
            <text:p>3439.486328</text:p>
          </table:table-cell>
        </table:table-row>
        <table:table-row table:style-name="ro1">
          <table:table-cell office:value-type="float" office:value="2576.994873" calcext:value-type="float">
            <text:p>2576.994873</text:p>
          </table:table-cell>
          <table:table-cell office:value-type="float" office:value="76597.179688" calcext:value-type="float">
            <text:p>76597.179688</text:p>
          </table:table-cell>
          <table:table-cell office:value-type="float" office:value="314568.375" calcext:value-type="float">
            <text:p>314568.375</text:p>
          </table:table-cell>
          <table:table-cell office:value-type="float" office:value="3944494.75" calcext:value-type="float">
            <text:p>3944494.75</text:p>
          </table:table-cell>
          <table:table-cell/>
          <table:table-cell office:value-type="float" office:value="26106.074219" calcext:value-type="float">
            <text:p>26106.074219</text:p>
          </table:table-cell>
        </table:table-row>
        <table:table-row table:style-name="ro1">
          <table:table-cell office:value-type="float" office:value="2594.70752" calcext:value-type="float">
            <text:p>2594.70752</text:p>
          </table:table-cell>
          <table:table-cell office:value-type="float" office:value="102755.179688" calcext:value-type="float">
            <text:p>102755.179688</text:p>
          </table:table-cell>
          <table:table-cell office:value-type="float" office:value="380774.375" calcext:value-type="float">
            <text:p>380774.375</text:p>
          </table:table-cell>
          <table:table-cell office:value-type="float" office:value="545272.8125" calcext:value-type="float">
            <text:p>545272.8125</text:p>
          </table:table-cell>
          <table:table-cell/>
          <table:table-cell office:value-type="float" office:value="22422.316406" calcext:value-type="float">
            <text:p>22422.316406</text:p>
          </table:table-cell>
        </table:table-row>
        <table:table-row table:style-name="ro1">
          <table:table-cell office:value-type="float" office:value="2577.936523" calcext:value-type="float">
            <text:p>2577.936523</text:p>
          </table:table-cell>
          <table:table-cell office:value-type="float" office:value="78888.179688" calcext:value-type="float">
            <text:p>78888.179688</text:p>
          </table:table-cell>
          <table:table-cell office:value-type="float" office:value="421426.375" calcext:value-type="float">
            <text:p>421426.375</text:p>
          </table:table-cell>
          <table:table-cell office:value-type="float" office:value="506652.8125" calcext:value-type="float">
            <text:p>506652.8125</text:p>
          </table:table-cell>
          <table:table-cell/>
          <table:table-cell office:value-type="float" office:value="22462.945312" calcext:value-type="float">
            <text:p>22462.945312</text:p>
          </table:table-cell>
        </table:table-row>
        <table:table-row table:style-name="ro1">
          <table:table-cell office:value-type="float" office:value="2498.731445" calcext:value-type="float">
            <text:p>2498.731445</text:p>
          </table:table-cell>
          <table:table-cell office:value-type="float" office:value="70855.179688" calcext:value-type="float">
            <text:p>70855.179688</text:p>
          </table:table-cell>
          <table:table-cell office:value-type="float" office:value="1108289.375" calcext:value-type="float">
            <text:p>1108289.375</text:p>
          </table:table-cell>
          <table:table-cell office:value-type="float" office:value="514492.8125" calcext:value-type="float">
            <text:p>514492.8125</text:p>
          </table:table-cell>
          <table:table-cell/>
          <table:table-cell office:value-type="float" office:value="19914.429688" calcext:value-type="float">
            <text:p>19914.429688</text:p>
          </table:table-cell>
        </table:table-row>
        <table:table-row table:style-name="ro1">
          <table:table-cell office:value-type="float" office:value="2718.541016" calcext:value-type="float">
            <text:p>2718.541016</text:p>
          </table:table-cell>
          <table:table-cell office:value-type="float" office:value="78918.179688" calcext:value-type="float">
            <text:p>78918.179688</text:p>
          </table:table-cell>
          <table:table-cell office:value-type="float" office:value="434541.375" calcext:value-type="float">
            <text:p>434541.375</text:p>
          </table:table-cell>
          <table:table-cell office:value-type="float" office:value="553930.8125" calcext:value-type="float">
            <text:p>553930.8125</text:p>
          </table:table-cell>
          <table:table-cell/>
          <table:table-cell office:value-type="float" office:value="19979.40625" calcext:value-type="float">
            <text:p>19979.40625</text:p>
          </table:table-cell>
        </table:table-row>
        <table:table-row table:style-name="ro1">
          <table:table-cell office:value-type="float" office:value="2570.094971" calcext:value-type="float">
            <text:p>2570.094971</text:p>
          </table:table-cell>
          <table:table-cell office:value-type="float" office:value="75693.179688" calcext:value-type="float">
            <text:p>75693.179688</text:p>
          </table:table-cell>
          <table:table-cell office:value-type="float" office:value="417230.375" calcext:value-type="float">
            <text:p>417230.375</text:p>
          </table:table-cell>
          <table:table-cell office:value-type="float" office:value="432402.8125" calcext:value-type="float">
            <text:p>432402.8125</text:p>
          </table:table-cell>
          <table:table-cell/>
          <table:table-cell office:value-type="float" office:value="21416.570312" calcext:value-type="float">
            <text:p>21416.570312</text:p>
          </table:table-cell>
        </table:table-row>
        <table:table-row table:style-name="ro1">
          <table:table-cell office:value-type="float" office:value="2608.994873" calcext:value-type="float">
            <text:p>2608.994873</text:p>
          </table:table-cell>
          <table:table-cell office:value-type="float" office:value="79543.179688" calcext:value-type="float">
            <text:p>79543.179688</text:p>
          </table:table-cell>
          <table:table-cell office:value-type="float" office:value="428772.375" calcext:value-type="float">
            <text:p>428772.375</text:p>
          </table:table-cell>
          <table:table-cell office:value-type="float" office:value="427066.8125" calcext:value-type="float">
            <text:p>427066.8125</text:p>
          </table:table-cell>
          <table:table-cell/>
          <table:table-cell office:value-type="float" office:value="24332.746094" calcext:value-type="float">
            <text:p>24332.746094</text:p>
          </table:table-cell>
        </table:table-row>
        <table:table-row table:style-name="ro1">
          <table:table-cell office:value-type="float" office:value="2358.909912" calcext:value-type="float">
            <text:p>2358.909912</text:p>
          </table:table-cell>
          <table:table-cell office:value-type="float" office:value="67868.179688" calcext:value-type="float">
            <text:p>67868.179688</text:p>
          </table:table-cell>
          <table:table-cell office:value-type="float" office:value="418691.375" calcext:value-type="float">
            <text:p>418691.375</text:p>
          </table:table-cell>
          <table:table-cell office:value-type="float" office:value="571325.8125" calcext:value-type="float">
            <text:p>571325.8125</text:p>
          </table:table-cell>
          <table:table-cell/>
          <table:table-cell office:value-type="float" office:value="18919.335938" calcext:value-type="float">
            <text:p>18919.335938</text:p>
          </table:table-cell>
        </table:table-row>
        <table:table-row table:style-name="ro1">
          <table:table-cell office:value-type="float" office:value="2594.740967" calcext:value-type="float">
            <text:p>2594.740967</text:p>
          </table:table-cell>
          <table:table-cell office:value-type="float" office:value="76997.179688" calcext:value-type="float">
            <text:p>76997.179688</text:p>
          </table:table-cell>
          <table:table-cell office:value-type="float" office:value="421593.375" calcext:value-type="float">
            <text:p>421593.375</text:p>
          </table:table-cell>
          <table:table-cell office:value-type="float" office:value="522678.8125" calcext:value-type="float">
            <text:p>522678.8125</text:p>
          </table:table-cell>
          <table:table-cell/>
          <table:table-cell office:value-type="float" office:value="18993.582031" calcext:value-type="float">
            <text:p>18993.582031</text:p>
          </table:table-cell>
        </table:table-row>
        <table:table-row table:style-name="ro1">
          <table:table-cell office:value-type="float" office:value="2579.307373" calcext:value-type="float">
            <text:p>2579.307373</text:p>
          </table:table-cell>
          <table:table-cell office:value-type="float" office:value="77760.179688" calcext:value-type="float">
            <text:p>77760.179688</text:p>
          </table:table-cell>
          <table:table-cell office:value-type="float" office:value="423397.375" calcext:value-type="float">
            <text:p>423397.375</text:p>
          </table:table-cell>
          <table:table-cell office:value-type="float" office:value="535089.8125" calcext:value-type="float">
            <text:p>535089.8125</text:p>
          </table:table-cell>
          <table:table-cell/>
          <table:table-cell office:value-type="float" office:value="29024.609375" calcext:value-type="float">
            <text:p>29024.609375</text:p>
          </table:table-cell>
        </table:table-row>
        <table:table-row table:style-name="ro1">
          <table:table-cell office:value-type="float" office:value="2377.907471" calcext:value-type="float">
            <text:p>2377.907471</text:p>
          </table:table-cell>
          <table:table-cell office:value-type="float" office:value="60683.175781" calcext:value-type="float">
            <text:p>60683.175781</text:p>
          </table:table-cell>
          <table:table-cell office:value-type="float" office:value="304814.375" calcext:value-type="float">
            <text:p>304814.375</text:p>
          </table:table-cell>
          <table:table-cell office:value-type="float" office:value="546119.8125" calcext:value-type="float">
            <text:p>546119.8125</text:p>
          </table:table-cell>
          <table:table-cell/>
          <table:table-cell office:value-type="float" office:value="20605.117188" calcext:value-type="float">
            <text:p>20605.117188</text:p>
          </table:table-cell>
        </table:table-row>
        <table:table-row table:style-name="ro1">
          <table:table-cell office:value-type="float" office:value="2592.824463" calcext:value-type="float">
            <text:p>2592.824463</text:p>
          </table:table-cell>
          <table:table-cell office:value-type="float" office:value="74430.179688" calcext:value-type="float">
            <text:p>74430.179688</text:p>
          </table:table-cell>
          <table:table-cell office:value-type="float" office:value="401905.375" calcext:value-type="float">
            <text:p>401905.375</text:p>
          </table:table-cell>
          <table:table-cell office:value-type="float" office:value="465592.8125" calcext:value-type="float">
            <text:p>465592.8125</text:p>
          </table:table-cell>
          <table:table-cell/>
          <table:table-cell office:value-type="float" office:value="23160.324219" calcext:value-type="float">
            <text:p>23160.324219</text:p>
          </table:table-cell>
        </table:table-row>
        <table:table-row table:style-name="ro1">
          <table:table-cell office:value-type="float" office:value="2624.695068" calcext:value-type="float">
            <text:p>2624.695068</text:p>
          </table:table-cell>
          <table:table-cell office:value-type="float" office:value="76801.179688" calcext:value-type="float">
            <text:p>76801.179688</text:p>
          </table:table-cell>
          <table:table-cell office:value-type="float" office:value="385957.375" calcext:value-type="float">
            <text:p>385957.375</text:p>
          </table:table-cell>
          <table:table-cell office:value-type="float" office:value="547379.8125" calcext:value-type="float">
            <text:p>547379.8125</text:p>
          </table:table-cell>
          <table:table-cell/>
          <table:table-cell office:value-type="float" office:value="25659.5" calcext:value-type="float">
            <text:p>25659.5</text:p>
          </table:table-cell>
        </table:table-row>
        <table:table-row table:style-name="ro1">
          <table:table-cell office:value-type="float" office:value="2663.39502" calcext:value-type="float">
            <text:p>2663.39502</text:p>
          </table:table-cell>
          <table:table-cell office:value-type="float" office:value="75876.179688" calcext:value-type="float">
            <text:p>75876.179688</text:p>
          </table:table-cell>
          <table:table-cell office:value-type="float" office:value="427699.375" calcext:value-type="float">
            <text:p>427699.375</text:p>
          </table:table-cell>
          <table:table-cell office:value-type="float" office:value="533712.8125" calcext:value-type="float">
            <text:p>533712.8125</text:p>
          </table:table-cell>
          <table:table-cell/>
          <table:table-cell office:value-type="float" office:value="21664.585938" calcext:value-type="float">
            <text:p>21664.585938</text:p>
          </table:table-cell>
        </table:table-row>
        <table:table-row table:style-name="ro1">
          <table:table-cell office:value-type="float" office:value="2603.811523" calcext:value-type="float">
            <text:p>2603.811523</text:p>
          </table:table-cell>
          <table:table-cell office:value-type="float" office:value="78534.179688" calcext:value-type="float">
            <text:p>78534.179688</text:p>
          </table:table-cell>
          <table:table-cell office:value-type="float" office:value="413426.375" calcext:value-type="float">
            <text:p>413426.375</text:p>
          </table:table-cell>
          <table:table-cell office:value-type="float" office:value="552466.8125" calcext:value-type="float">
            <text:p>552466.8125</text:p>
          </table:table-cell>
          <table:table-cell/>
          <table:table-cell office:value-type="float" office:value="19770.59375" calcext:value-type="float">
            <text:p>19770.59375</text:p>
          </table:table-cell>
        </table:table-row>
        <table:table-row table:style-name="ro1">
          <table:table-cell office:value-type="float" office:value="1010.182007" calcext:value-type="float">
            <text:p>1010.182007</text:p>
          </table:table-cell>
          <table:table-cell office:value-type="float" office:value="70610.179688" calcext:value-type="float">
            <text:p>70610.179688</text:p>
          </table:table-cell>
          <table:table-cell office:value-type="float" office:value="425366.375" calcext:value-type="float">
            <text:p>425366.375</text:p>
          </table:table-cell>
          <table:table-cell office:value-type="float" office:value="512498.8125" calcext:value-type="float">
            <text:p>512498.8125</text:p>
          </table:table-cell>
          <table:table-cell/>
          <table:table-cell office:value-type="float" office:value="21487.277344" calcext:value-type="float">
            <text:p>21487.277344</text:p>
          </table:table-cell>
        </table:table-row>
        <table:table-row table:style-name="ro1">
          <table:table-cell office:value-type="float" office:value="2679.586426" calcext:value-type="float">
            <text:p>2679.586426</text:p>
          </table:table-cell>
          <table:table-cell office:value-type="float" office:value="70926.179688" calcext:value-type="float">
            <text:p>70926.179688</text:p>
          </table:table-cell>
          <table:table-cell office:value-type="float" office:value="420568.375" calcext:value-type="float">
            <text:p>420568.375</text:p>
          </table:table-cell>
          <table:table-cell office:value-type="float" office:value="526341.8125" calcext:value-type="float">
            <text:p>526341.8125</text:p>
          </table:table-cell>
          <table:table-cell/>
          <table:table-cell office:value-type="float" office:value="20462.609375" calcext:value-type="float">
            <text:p>20462.609375</text:p>
          </table:table-cell>
        </table:table-row>
        <table:table-row table:style-name="ro1">
          <table:table-cell office:value-type="float" office:value="2660.432373" calcext:value-type="float">
            <text:p>2660.432373</text:p>
          </table:table-cell>
          <table:table-cell office:value-type="float" office:value="71360.179688" calcext:value-type="float">
            <text:p>71360.179688</text:p>
          </table:table-cell>
          <table:table-cell office:value-type="float" office:value="419791.375" calcext:value-type="float">
            <text:p>419791.375</text:p>
          </table:table-cell>
          <table:table-cell office:value-type="float" office:value="570785.8125" calcext:value-type="float">
            <text:p>570785.8125</text:p>
          </table:table-cell>
          <table:table-cell/>
          <table:table-cell office:value-type="float" office:value="21784.117188" calcext:value-type="float">
            <text:p>21784.117188</text:p>
          </table:table-cell>
        </table:table-row>
        <table:table-row table:style-name="ro1">
          <table:table-cell office:value-type="float" office:value="2145.071533" calcext:value-type="float">
            <text:p>2145.071533</text:p>
          </table:table-cell>
          <table:table-cell office:value-type="float" office:value="72851.179688" calcext:value-type="float">
            <text:p>72851.179688</text:p>
          </table:table-cell>
          <table:table-cell office:value-type="float" office:value="386634.375" calcext:value-type="float">
            <text:p>386634.375</text:p>
          </table:table-cell>
          <table:table-cell office:value-type="float" office:value="515405.8125" calcext:value-type="float">
            <text:p>515405.8125</text:p>
          </table:table-cell>
          <table:table-cell/>
          <table:table-cell office:value-type="float" office:value="21383.324219" calcext:value-type="float">
            <text:p>21383.324219</text:p>
          </table:table-cell>
        </table:table-row>
        <table:table-row table:style-name="ro1">
          <table:table-cell office:value-type="float" office:value="2804.237549" calcext:value-type="float">
            <text:p>2804.237549</text:p>
          </table:table-cell>
          <table:table-cell office:value-type="float" office:value="78322.179688" calcext:value-type="float">
            <text:p>78322.179688</text:p>
          </table:table-cell>
          <table:table-cell office:value-type="float" office:value="423593.375" calcext:value-type="float">
            <text:p>423593.375</text:p>
          </table:table-cell>
          <table:table-cell office:value-type="float" office:value="567089.8125" calcext:value-type="float">
            <text:p>567089.8125</text:p>
          </table:table-cell>
          <table:table-cell/>
          <table:table-cell office:value-type="float" office:value="23601.34375" calcext:value-type="float">
            <text:p>23601.34375</text:p>
          </table:table-cell>
        </table:table-row>
        <table:table-row table:style-name="ro1">
          <table:table-cell table:style-name="ce1" table:formula="of:=AVERAGE([.A2:.A26])" office:value-type="float" office:value="2515.3961084" calcext:value-type="float">
            <text:p>2515.3961084</text:p>
          </table:table-cell>
          <table:table-cell table:style-name="ce1" table:formula="of:=AVERAGE([.B2:.B26])" office:value-type="float" office:value="78555.8595317201" calcext:value-type="float">
            <text:p>78555.8595317201</text:p>
          </table:table-cell>
          <table:table-cell table:style-name="ce1" table:formula="of:=AVERAGE([.C2:.C26])" office:value-type="float" office:value="432630.175" calcext:value-type="float">
            <text:p>432630.175</text:p>
          </table:table-cell>
          <table:table-cell table:style-name="ce1" table:formula="of:=AVERAGE([.D2:.D26])" office:value-type="float" office:value="651216.13" calcext:value-type="float">
            <text:p>651216.13</text:p>
          </table:table-cell>
          <table:table-cell/>
          <table:table-cell table:style-name="ce1" table:formula="of:=AVERAGE([.F2:.F26])" office:value-type="float" office:value="21693.6050782" calcext:value-type="float">
            <text:p>21693.60507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/00/0000</text:date>, <text:time style:data-style-name="N2" text:time-value="01:56:20.3915221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20:28:23.137319216</meta:creation-date>
    <dc:date>2016-09-25T02:18:22.219027026</dc:date>
    <meta:editing-duration>PT21M57S</meta:editing-duration>
    <meta:editing-cycles>8</meta:editing-cycles>
    <meta:generator>LibreOffice/4.2.8.2$Linux_X86_64 LibreOffice_project/420m0$Build-2</meta:generator>
    <meta:document-statistic meta:table-count="1" meta:cell-count="136" meta:object-count="0"/>
  </office:meta>
</office:document-meta>
</file>